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422in"/>
    </style:style>
    <style:style style:name="co4" style:family="table-column">
      <style:table-column-properties fo:break-before="auto" style:column-width="2.3484in"/>
    </style:style>
    <style:style style:name="co5" style:family="table-column">
      <style:table-column-properties fo:break-before="auto" style:column-width="2.4252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1.4661in"/>
    </style:style>
    <style:style style:name="co8" style:family="table-column">
      <style:table-column-properties fo:break-before="auto" style:column-width="1.8571in"/>
    </style:style>
    <style:style style:name="ro2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9535in" fo:break-before="auto" style:use-optimal-row-height="fals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5181in" fo:break-before="auto" style:use-optimal-row-height="tru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6839in" fo:break-before="auto" style:use-optimal-row-height="false"/>
    </style:style>
    <style:style style:name="ro13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6008in" fo:break-before="auto" style:use-optimal-row-height="false"/>
    </style:style>
    <style:style style:name="ro17" style:family="table-row">
      <style:table-row-properties style:row-height="0.8291in" fo:break-before="auto" style:use-optimal-row-height="false"/>
    </style:style>
    <style:style style:name="ro18" style:family="table-row">
      <style:table-row-properties style:row-height="0.1783in" fo:break-before="auto" style:use-optimal-row-height="false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Data_20_Retrieval_20_Protocol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66ff99"/>
    </style:style>
    <style:style style:name="ce9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Excel_20_Built-in_20_Normal">
      <style:table-cell-properties fo:wrap-option="wrap"/>
    </style:style>
    <style:style style:name="ce11" style:family="table-cell" style:parent-style-name="Excel_20_Built-in_20_Normal">
      <style:table-cell-properties fo:background-color="#66ff99" fo:wrap-option="wrap"/>
    </style:style>
    <style:style style:name="ce12" style:family="table-cell" style:parent-style-name="Excel_20_Built-in_20_Normal" style:data-style-name="N8037">
      <style:table-cell-properties fo:wrap-option="wrap"/>
    </style:style>
    <style:style style:name="ce13" style:family="table-cell" style:parent-style-name="Excel_20_Built-in_20_Normal" style:data-style-name="N8000">
      <style:table-cell-properties fo:wrap-option="wrap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.$A$6])" table:allow-empty-cell="true" table:display-list="unsorted" table:base-cell-address="'Data Retrieval Protocol'.C2"/>
        <table:content-validation table:name="val2" table:condition="of:cell-content-is-in-list([$Sheet2.$B$3:.$B$7])" table:allow-empty-cell="true" table:display-list="unsorted" table:base-cell-address="'Data Retrieval Protocol'.D2"/>
        <table:content-validation table:name="val3" table:condition="of:cell-content-is-in-list([$Sheet2.$C$3:.$C$12])" table:allow-empty-cell="true" table:display-list="unsorted" table:base-cell-address="'Data Retrieval Protocol'.E2"/>
        <table:content-validation table:name="val4" table:condition="of:cell-content-is-in-list([$Sheet2.$E$3:.$E$6])" table:allow-empty-cell="true" table:display-list="unsorted" table:base-cell-address="'Data Retrieval Protocol'.K2"/>
        <table:content-validation table:name="val5" table:condition="of:cell-content-is-in-list([$Sheet2.$D$3:.$D$6])" table:allow-empty-cell="true" table:display-list="unsorted" table:base-cell-address="'Data Retrieval Protocol'.L1"/>
      </table:content-validations>
      <table:table table:name="Data Retrieval Protocol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4" table:default-cell-style-name="ce10"/>
        <table:table-column table:style-name="co5" table:default-cell-style-name="ce10"/>
        <table:table-column table:style-name="co3" table:number-columns-repeated="5" table:default-cell-style-name="Excel_20_Built-in_20_Normal"/>
        <table:table-column table:style-name="co6" table:default-cell-style-name="Excel_20_Built-in_20_Normal"/>
        <table:table-column table:style-name="co3" table:number-columns-repeated="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Default"/>
        <table:table-column table:style-name="co3" table:number-columns-repeated="1010" table:default-cell-style-name="Excel_20_Built-in_20_Normal"/>
        <table:table-row table:style-name="ro5">
          <table:table-cell table:style-name="ce7" office:value-type="string">
            <text:p>Feature name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Notes</text:p>
          </table:table-cell>
          <table:table-cell table:style-name="ce7" office:value-type="string">
            <text:p>Value type</text:p>
          </table:table-cell>
          <table:table-cell table:style-name="ce7" office:value-type="string">
            <text:p>Scal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Unique count</text:p>
          </table:table-cell>
          <table:table-cell table:style-name="ce7" office:value-type="string">
            <text:p>Measure unit</text:p>
          </table:table-cell>
          <table:table-cell table:style-name="ce7" office:value-type="string">
            <text:p>Conversion factor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Outlier treatment</text:p>
          </table:table-cell>
          <table:table-cell table:style-name="ce7" table:content-validation-name="val5" office:value-type="string">
            <text:p>Null</text:p>
          </table:table-cell>
          <table:table-cell/>
          <table:table-cell table:style-name="ce15" table:number-columns-repeated="13"/>
          <table:table-cell table:number-columns-repeated="997"/>
        </table:table-row>
        <table:table-row table:style-name="ro6">
          <table:table-cell office:value-type="string">
            <text:p>staff</text:p>
          </table:table-cell>
          <table:table-cell office:value-type="string">
            <text:p>Cancellation /future booking <text:s/>staff</text:p>
          </table:table-cell>
          <table:table-cell office:value-type="string">
            <text:p>employee supposed to handle the booking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Varcha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7">
          <table:table-cell office:value-type="string">
            <text:p>dayofweek</text:p>
          </table:table-cell>
          <table:table-cell office:value-type="string">
            <text:p>Cancellation /future booking <text:s/>date</text:p>
          </table:table-cell>
          <table:table-cell office:value-type="string">
            <text:p>day of the week booking date <text:s/>(even if it was <text:span text:style-name="T1">canceled</text:span>)</text:p>
            <text:p>0 <text:s/>Monday</text:p>
            <text:p>6 Saturday</text:p>
            <text:p>No appointment on Sunday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Intege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4"/>
          <table:table-cell table:content-validation-name="val5"/>
          <table:table-cell table:number-columns-repeated="1011"/>
        </table:table-row>
        <table:table-row table:style-name="ro2">
          <table:table-cell office:value-type="string">
            <text:p>dayinmonth</text:p>
          </table:table-cell>
          <table:table-cell office:value-type="string">
            <text:p>Cancellation /future booking <text:s/>date</text:p>
          </table:table-cell>
          <table:table-cell table:style-name="ce12" office:value-type="string">
            <text:p>1 to 31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Intege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8">
          <table:table-cell office:value-type="string">
            <text:p>time</text:p>
          </table:table-cell>
          <table:table-cell office:value-type="string">
            <text:p>Cancellation /future booking <text:s/>time</text:p>
          </table:table-cell>
          <table:table-cell table:style-name="ce13" office:value-type="string">
            <text:p>Number of minutes since 12:00 AM </text:p>
            <text:p>8:00 AM <text:s/>480</text:p>
            <text:p>12:00 PM 720</text:p>
            <text:p>04:00 PM 960</text:p>
            <text:p>07:30 PM 1170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Integer</text:p>
          </table:table-cell>
          <table:table-cell/>
          <table:table-cell office:value-type="string">
            <text:p>minutes</text:p>
          </table:table-cell>
          <table:table-cell/>
          <table:table-cell office:value-type="float" office:value="480">
            <text:p>480</text:p>
          </table:table-cell>
          <table:table-cell office:value-type="float" office:value="1170">
            <text:p>1170</text:p>
          </table:table-cell>
          <table:table-cell table:content-validation-name="val4"/>
          <table:table-cell table:content-validation-name="val5"/>
          <table:table-cell table:number-columns-repeated="1011"/>
        </table:table-row>
        <table:table-row table:style-name="ro9">
          <table:table-cell office:value-type="string">
            <text:p>servicecategory</text:p>
          </table:table-cell>
          <table:table-cell office:value-type="string">
            <text:p>futurebooking/service tables – category of booked service</text:p>
          </table:table-cell>
          <table:table-cell office:value-type="string">
            <text:p>COLOR, STYLE, MISC, NULL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4"/>
          <table:table-cell table:content-validation-name="val4"/>
          <table:table-cell table:content-validation-name="val5"/>
          <table:table-cell table:number-columns-repeated="1011"/>
        </table:table-row>
        <table:table-row table:style-name="ro10">
          <table:table-cell office:value-type="string">
            <text:p>mutipleappt</text:p>
          </table:table-cell>
          <table:table-cell office:value-type="string">
            <text:p>Futurebooking – date &amp; client fields </text:p>
          </table:table-cell>
          <table:table-cell office:value-type="string">
            <text:p>number of non canceled appointments on the same day for the same client 1 to 6 appointments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Ordinal</text:p>
          </table:table-cell>
          <table:table-cell table:content-validation-name="val3" office:value-type="string">
            <text:p>Intege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11">
          <table:table-cell office:value-type="string">
            <text:p>productbuyer</text:p>
          </table:table-cell>
          <table:table-cell table:style-name="Default" office:value-type="string">
            <text:p>Receipts – amount</text:p>
          </table:table-cell>
          <table:table-cell office:value-type="string">
            <text:p>0- the customer never bought a <text:s text:c="2"/>product </text:p>
            <text:p>1- the customer bought a paying product (cost &gt;0)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Boolean</text:p>
          </table:table-cell>
          <table:table-cell office:value-type="float" office:value="2">
            <text:p>2</text:p>
          </table:table-cell>
          <table:table-cell table:number-columns-repeated="4"/>
          <table:table-cell table:content-validation-name="val4"/>
          <table:table-cell table:content-validation-name="val5"/>
          <table:table-cell table:number-columns-repeated="1011"/>
        </table:table-row>
        <table:table-row table:style-name="ro11">
          <table:table-cell office:value-type="string">
            <text:p>previousnoshow</text:p>
          </table:table-cell>
          <table:table-cell office:value-type="string">
            <text:p>check whether there were ever a previous no show</text:p>
          </table:table-cell>
          <table:table-cell office:value-type="string">
            <text:p>0 – no previous no show or late cancellation</text:p>
            <text:p>1 there was once previous no show or late cancellation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Boolean</text:p>
          </table:table-cell>
          <table:table-cell office:value-type="float" office:value="2">
            <text:p>2</text:p>
          </table:table-cell>
          <table:table-cell table:number-columns-repeated="4"/>
          <table:table-cell table:content-validation-name="val4"/>
          <table:table-cell table:content-validation-name="val5"/>
          <table:table-cell table:number-columns-repeated="1011"/>
        </table:table-row>
        <table:table-row table:style-name="ro6">
          <table:table-cell office:value-type="string">
            <text:p>laststaff</text:p>
          </table:table-cell>
          <table:table-cell office:value-type="string">
            <text:p>futurebooking staff</text:p>
          </table:table-cell>
          <table:table-cell office:value-type="string">
            <text:p>employee of last effective appointment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4"/>
          <table:table-cell table:content-validation-name="val4"/>
          <table:table-cell table:content-validation-name="val5"/>
          <table:table-cell table:number-columns-repeated="1011"/>
        </table:table-row>
        <table:table-row table:style-name="ro12">
          <table:table-cell office:value-type="string">
            <text:p>firstvisit</text:p>
          </table:table-cell>
          <table:table-cell office:value-type="string">
            <text:p>Check whether there was a previous visit by the customer <text:s/>or a cancellation</text:p>
          </table:table-cell>
          <table:table-cell table:style-name="ce14" office:value-type="string">
            <text:p>0 -already a customer (even if cancelled) </text:p>
            <text:p>1 – first time customer or no history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Boolean</text:p>
          </table:table-cell>
          <table:table-cell office:value-type="float" office:value="2">
            <text:p>2</text:p>
          </table:table-cell>
          <table:table-cell table:number-columns-repeated="4"/>
          <table:table-cell table:content-validation-name="val4"/>
          <table:table-cell table:content-validation-name="val5"/>
          <table:table-cell table:number-columns-repeated="1011"/>
        </table:table-row>
        <table:table-row table:style-name="ro13">
          <table:table-cell table:style-name="ce8" office:value-type="string">
            <text:p>noshowflag</text:p>
          </table:table-cell>
          <table:table-cell table:style-name="ce11" office:value-type="string">
            <text:p>futuebooking and cancellations</text:p>
          </table:table-cell>
          <table:table-cell table:style-name="ce11" office:value-type="string">
            <text:p>0 – visit occurs </text:p>
            <text:p>1- noshow or late cancellation </text:p>
          </table:table-cell>
          <table:table-cell table:style-name="ce8" table:content-validation-name="val1" office:value-type="string">
            <text:p>Categorical</text:p>
          </table:table-cell>
          <table:table-cell table:style-name="ce8" table:content-validation-name="val2" office:value-type="string">
            <text:p>Nominal</text:p>
          </table:table-cell>
          <table:table-cell table:style-name="ce8" table:content-validation-name="val3" office:value-type="string">
            <text:p>Boolean</text:p>
          </table:table-cell>
          <table:table-cell table:style-name="ce8" office:value-type="float" office:value="2">
            <text:p>2</text:p>
          </table:table-cell>
          <table:table-cell table:style-name="ce8" table:number-columns-repeated="4"/>
          <table:table-cell table:style-name="ce8" table:content-validation-name="val4"/>
          <table:table-cell table:style-name="ce8" table:content-validation-name="val5"/>
          <table:table-cell table:number-columns-repeated="1011"/>
        </table:table-row>
        <table:table-row table:style-name="ro14">
          <table:table-cell office:value-type="string">
            <text:p>monthappointments</text:p>
          </table:table-cell>
          <table:table-cell table:style-name="Default" office:value-type="string">
            <text:p>based on future bookings</text:p>
          </table:table-cell>
          <table:table-cell office:value-type="string">
            <text:p>number of effective appointments in past month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Ordinal</text:p>
          </table:table-cell>
          <table:table-cell table:content-validation-name="val3" office:value-type="string">
            <text:p>Intege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9">
          <table:table-cell office:value-type="string">
            <text:p>monthbills</text:p>
          </table:table-cell>
          <table:table-cell table:style-name="Default" office:value-type="string">
            <text:p>Receipts – amount</text:p>
          </table:table-cell>
          <table:table-cell office:value-type="string">
            <text:p>Total receipts paid last month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Decimal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9">
          <table:table-cell office:value-type="string">
            <text:p>monthcoloramt</text:p>
          </table:table-cell>
          <table:table-cell table:style-name="Default" office:value-type="string">
            <text:p>Receipts – amount</text:p>
          </table:table-cell>
          <table:table-cell office:value-type="string">
            <text:p>total receipts paid last month on services of type color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Decimal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9">
          <table:table-cell office:value-type="string">
            <text:p>monthstyleamt</text:p>
          </table:table-cell>
          <table:table-cell table:style-name="Default" office:value-type="string">
            <text:p>Receipts – amount</text:p>
          </table:table-cell>
          <table:table-cell office:value-type="string">
            <text:p>total receipts paid last month on services of type style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Decimal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9">
          <table:table-cell office:value-type="string">
            <text:p>monthproductamt</text:p>
          </table:table-cell>
          <table:table-cell table:style-name="Default" office:value-type="string">
            <text:p>Receipts – amount</text:p>
          </table:table-cell>
          <table:table-cell office:value-type="string">
            <text:p>total receipts paid last month on products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Decimal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15">
          <table:table-cell table:style-name="Default" office:value-type="string">
            <text:p>monthcancellations</text:p>
          </table:table-cell>
          <table:table-cell table:style-name="Default" office:value-type="string">
            <text:p>cancellation <text:s/>cancel <text:s/>date</text:p>
          </table:table-cell>
          <table:table-cell office:value-type="string">
            <text:p>number of cancellations in last month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Ordinal</text:p>
          </table:table-cell>
          <table:table-cell table:content-validation-name="val3" office:value-type="string">
            <text:p>Intege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6">
          <table:table-cell table:style-name="Default" office:value-type="string">
            <text:p>months refunds</text:p>
          </table:table-cell>
          <table:table-cell table:style-name="Default" office:value-type="string">
            <text:p>Receipts – amount</text:p>
          </table:table-cell>
          <table:table-cell office:value-type="string">
            <text:p>number of refunds/promotions over past month (all negative amounts)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Decimal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16">
          <table:table-cell office:value-type="string">
            <text:p>monthnoshow</text:p>
          </table:table-cell>
          <table:table-cell office:value-type="string">
            <text:p>based on noshow indicator of past appointments/cancellations</text:p>
          </table:table-cell>
          <table:table-cell office:value-type="string">
            <text:p>check number of <text:s/>previous no shows or late cancellations <text:s/>in <text:s/>last rolling month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Ordinal</text:p>
          </table:table-cell>
          <table:table-cell table:content-validation-name="val3" office:value-type="string">
            <text:p>Intege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17">
          <table:table-cell office:value-type="string">
            <text:p>lastdaynoshow</text:p>
          </table:table-cell>
          <table:table-cell office:value-type="string">
            <text:p>Cancellation /future booking <text:s/>date</text:p>
          </table:table-cell>
          <table:table-cell office:value-type="string">
            <text:p>day of the week of the last noshow booking <text:s/></text:p>
            <text:p>0 <text:s/>Monday</text:p>
            <text:p>6 Saturday</text:p>
            <text:p>No appointment on Sunday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Integer</text:p>
          </table:table-cell>
          <table:table-cell office:value-type="float" office:value="6">
            <text:p>6</text:p>
          </table:table-cell>
          <table:table-cell table:number-columns-repeated="4"/>
          <table:table-cell table:content-validation-name="val4"/>
          <table:table-cell table:content-validation-name="val5"/>
          <table:table-cell table:number-columns-repeated="1011"/>
        </table:table-row>
        <table:table-row table:style-name="ro7">
          <table:table-cell office:value-type="string">
            <text:p>lastdayofweek</text:p>
          </table:table-cell>
          <table:table-cell office:value-type="string">
            <text:p>Cancellation /future booking <text:s/>date</text:p>
          </table:table-cell>
          <table:table-cell office:value-type="string">
            <text:p>day of the week of the last effective booking <text:s/></text:p>
            <text:p>0 <text:s/>Monday</text:p>
            <text:p>6 Saturday</text:p>
            <text:p>No appointment on Sunday</text:p>
          </table:table-cell>
          <table:table-cell table:content-validation-name="val1" office:value-type="string">
            <text:p>Categorical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Intege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4"/>
          <table:table-cell table:content-validation-name="val5"/>
          <table:table-cell table:number-columns-repeated="1011"/>
        </table:table-row>
        <table:table-row table:style-name="ro10">
          <table:table-cell office:value-type="string">
            <text:p>lastdayinmonth</text:p>
          </table:table-cell>
          <table:table-cell office:value-type="string">
            <text:p>Cancellation /future booking <text:s/>date</text:p>
          </table:table-cell>
          <table:table-cell office:value-type="string">
            <text:p>day of the month <text:s/>of the last effective booking <text:s/></text:p>
            <text:p>1..31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Nominal</text:p>
          </table:table-cell>
          <table:table-cell table:content-validation-name="val3" office:value-type="string">
            <text:p>Integer</text:p>
          </table:table-cell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11">
          <table:table-cell office:value-type="string">
            <text:p>time</text:p>
          </table:table-cell>
          <table:table-cell office:value-type="string">
            <text:p>Cancellation /future booking <text:s/>time</text:p>
          </table:table-cell>
          <table:table-cell table:style-name="ce13" office:value-type="string">
            <text:p>Time of the last effective booking <text:s/></text:p>
            <text:p>Number of minutes since 12:00 AM <text:s/>8:00 AM <text:s/>480 12:00 PM 720 04:00 PM 960 07:30 PM 1170</text:p>
          </table:table-cell>
          <table:table-cell table:content-validation-name="val1" office:value-type="string">
            <text:p>Numeric</text:p>
          </table:table-cell>
          <table:table-cell table:content-validation-name="val2" office:value-type="string">
            <text:p>Interval</text:p>
          </table:table-cell>
          <table:table-cell table:content-validation-name="val3" office:value-type="string">
            <text:p>Integer</text:p>
          </table:table-cell>
          <table:table-cell/>
          <table:table-cell office:value-type="string">
            <text:p>minutes</text:p>
          </table:table-cell>
          <table:table-cell/>
          <table:table-cell office:value-type="float" office:value="480">
            <text:p>480</text:p>
          </table:table-cell>
          <table:table-cell office:value-type="float" office:value="1170">
            <text:p>1170</text:p>
          </table:table-cell>
          <table:table-cell table:content-validation-name="val4"/>
          <table:table-cell table:content-validation-name="val5"/>
          <table:table-cell table:number-columns-repeated="1011"/>
        </table:table-row>
        <table:table-row table:style-name="ro2" table:number-rows-repeated="975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2" table:number-rows-repeated="1047571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Value Type</text:p>
          </table:table-cell>
          <table:table-cell table:style-name="ce3" office:value-type="string">
            <text:p>Scale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Outlier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tegorical</text:p>
          </table:table-cell>
          <table:table-cell table:style-name="ce6" office:value-type="string">
            <text:p>Nominal</text:p>
          </table:table-cell>
          <table:table-cell table:style-name="ce4" office:value-type="string">
            <text:p>Char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Leav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umeric</text:p>
          </table:table-cell>
          <table:table-cell table:style-name="ce6" office:value-type="string">
            <text:p>Ordinal</text:p>
          </table:table-cell>
          <table:table-cell table:style-name="ce4" office:value-type="string">
            <text:p>Varchar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Null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ate</text:p>
          </table:table-cell>
          <table:table-cell table:style-name="ce6" office:value-type="string">
            <text:p>Interval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Blank</text:p>
          </table:table-cell>
          <table:table-cell table:style-name="ce4" office:value-type="string">
            <text:p>Truncat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Rati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Space</text:p>
          </table:table-cell>
          <table:table-cell table:style-name="ce4" office:value-type="string">
            <text:p>Categorize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Time-series</text:p>
          </table:table-cell>
          <table:table-cell table:style-name="ce4" office:value-type="string">
            <text:p>Decim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Floa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Boolea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ateTi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Ti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" table:number-columns-repeated="5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2/04/2019</text:date>, <text:time>12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12:49:12.42</dc:date>
    <meta:generator>OpenOffice/4.1.6$Win32 OpenOffice.org_project/416m1$Build-9790</meta:generator>
    <meta:editing-duration>PT1H41M43S</meta:editing-duration>
    <meta:editing-cycles>23</meta:editing-cycles>
    <meta:document-statistic meta:table-count="2" meta:cell-count="202" meta:object-count="0"/>
  </office:meta>
</office:document-meta>
</file>